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cc151" officeooo:paragraph-rsid="0001cdc7" style:font-weight-asian="bold" style:font-weight-complex="bold"/>
    </style:style>
    <style:style style:name="P2" style:family="paragraph" style:parent-style-name="Standard">
      <style:text-properties fo:font-weight="bold" officeooo:rsid="0002fa3c" officeooo:paragraph-rsid="0002fa3c" style:font-weight-asian="bold" style:font-weight-complex="bold"/>
    </style:style>
    <style:style style:name="P3" style:family="paragraph" style:parent-style-name="Standard">
      <style:text-properties fo:font-weight="bold" officeooo:rsid="0005ae70" officeooo:paragraph-rsid="0005ae70" style:font-weight-asian="bold" style:font-weight-complex="bold"/>
    </style:style>
    <style:style style:name="P4" style:family="paragraph" style:parent-style-name="Standard">
      <style:text-properties fo:font-weight="bold" officeooo:rsid="0005ae70" officeooo:paragraph-rsid="000724ca" style:font-weight-asian="bold" style:font-weight-complex="bold"/>
    </style:style>
    <style:style style:name="P5" style:family="paragraph" style:parent-style-name="Standard">
      <style:text-properties fo:font-weight="bold" officeooo:rsid="000724ca" officeooo:paragraph-rsid="000724ca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1cdc7" officeooo:paragraph-rsid="0001cdc7" style:font-weight-asian="bold" style:font-weight-complex="bold"/>
    </style:style>
    <style:style style:name="P7" style:family="paragraph" style:parent-style-name="Standard" style:list-style-name="L1">
      <style:text-properties officeooo:paragraph-rsid="0002fa3c"/>
    </style:style>
    <style:style style:name="P8" style:family="paragraph" style:parent-style-name="Standard" style:list-style-name="L1">
      <style:text-properties fo:font-weight="bold" officeooo:rsid="001cc151" officeooo:paragraph-rsid="0001cdc7" style:font-weight-asian="bold" style:font-weight-complex="bold"/>
    </style:style>
    <style:style style:name="P9" style:family="paragraph" style:parent-style-name="Standard" style:list-style-name="L1">
      <style:text-properties fo:font-weight="bold" officeooo:rsid="001cc151" officeooo:paragraph-rsid="0002fa3c" style:font-weight-asian="bold" style:font-weight-complex="bold"/>
    </style:style>
    <style:style style:name="P10" style:family="paragraph" style:parent-style-name="Standard" style:list-style-name="L2">
      <style:text-properties fo:font-weight="bold" officeooo:rsid="0002fa3c" officeooo:paragraph-rsid="0002fa3c" style:font-weight-asian="bold" style:font-weight-complex="bold"/>
    </style:style>
    <style:style style:name="P11" style:family="paragraph" style:parent-style-name="Standard" style:list-style-name="L2">
      <style:text-properties fo:font-weight="bold" officeooo:rsid="0002fa3c" officeooo:paragraph-rsid="0005ae70" style:font-weight-asian="bold" style:font-weight-complex="bold"/>
    </style:style>
    <style:style style:name="P12" style:family="paragraph" style:parent-style-name="Standard" style:list-style-name="L3">
      <style:text-properties fo:font-weight="bold" officeooo:rsid="0005ae70" officeooo:paragraph-rsid="0005ae70" style:font-weight-asian="bold" style:font-weight-complex="bold"/>
    </style:style>
    <style:style style:name="P13" style:family="paragraph" style:parent-style-name="Standard" style:list-style-name="L4">
      <style:text-properties fo:font-weight="bold" officeooo:rsid="0005ae70" officeooo:paragraph-rsid="0005ae70" style:font-weight-asian="bold" style:font-weight-complex="bold"/>
    </style:style>
    <style:style style:name="P14" style:family="paragraph" style:parent-style-name="Standard" style:list-style-name="L4">
      <style:text-properties fo:font-weight="bold" officeooo:rsid="0005ae70" officeooo:paragraph-rsid="000724ca" style:font-weight-asian="bold" style:font-weight-complex="bold"/>
    </style:style>
    <style:style style:name="P15" style:family="paragraph" style:parent-style-name="Standard" style:list-style-name="L5">
      <style:text-properties fo:font-weight="bold" officeooo:rsid="000724ca" officeooo:paragraph-rsid="000724ca" style:font-weight-asian="bold" style:font-weight-complex="bold"/>
    </style:style>
    <style:style style:name="P16" style:family="paragraph" style:parent-style-name="Standard" style:list-style-name="L5">
      <style:text-properties fo:font-weight="bold" officeooo:rsid="000724ca" officeooo:paragraph-rsid="000a44f2" style:font-weight-asian="bold" style:font-weight-complex="bold"/>
    </style:style>
    <style:style style:name="P17" style:family="paragraph" style:parent-style-name="Standard" style:list-style-name="L3">
      <style:text-properties officeooo:paragraph-rsid="0005ae70"/>
    </style:style>
    <style:style style:name="P18" style:family="paragraph" style:parent-style-name="Standard">
      <style:text-properties fo:font-weight="normal" officeooo:rsid="000724ca" officeooo:paragraph-rsid="000724ca" style:font-weight-asian="normal" style:font-weight-complex="normal"/>
    </style:style>
    <style:style style:name="T1" style:family="text">
      <style:text-properties officeooo:rsid="0002fa3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2fa3c" style:font-weight-asian="normal" style:font-weight-complex="normal"/>
    </style:style>
    <style:style style:name="T4" style:family="text">
      <style:text-properties fo:font-weight="normal" officeooo:rsid="0005ae70" style:font-weight-asian="normal" style:font-weight-complex="normal"/>
    </style:style>
    <style:style style:name="T5" style:family="text">
      <style:text-properties fo:font-weight="normal" officeooo:rsid="000724ca" style:font-weight-asian="normal" style:font-weight-complex="normal"/>
    </style:style>
    <style:style style:name="T6" style:family="text">
      <style:text-properties fo:font-weight="normal" officeooo:rsid="000858bb" style:font-weight-asian="normal" style:font-weight-complex="normal"/>
    </style:style>
    <style:style style:name="T7" style:family="text">
      <style:text-properties fo:font-weight="normal" officeooo:rsid="000a44f2" style:font-weight-asian="normal" style:font-weight-complex="normal"/>
    </style:style>
    <style:style style:name="T8" style:family="text">
      <style:text-properties fo:font-weight="normal" officeooo:rsid="000a9635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cc151" style:font-weight-asian="bold" style:font-weight-complex="bold"/>
    </style:style>
    <style:style style:name="T11" style:family="text">
      <style:text-properties fo:font-weight="bold" officeooo:rsid="0002fa3c" style:font-weight-asian="bold" style:font-weight-complex="bold"/>
    </style:style>
    <style:style style:name="T12" style:family="text">
      <style:text-properties officeooo:rsid="0005ae70"/>
    </style:style>
    <style:style style:name="T13" style:family="text">
      <style:text-properties officeooo:rsid="000724ca"/>
    </style:style>
    <style:style style:name="T14" style:family="text">
      <style:text-properties officeooo:rsid="000a44f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p2 ejercicio 9 – PAGO ELECTRÓNICO</text:p>
      <text:p text:style-name="Standard"/>
      <text:p text:style-name="P1">ID: <text:span text:style-name="T3">recuperar datos </text:span><text:span text:style-name="T4">de factura</text:span></text:p>
      <text:p text:style-name="P1">Titulo: <text:span text:style-name="T3">como &lt;empleado&gt; quiero &lt;recuperar datos de </text:span><text:span text:style-name="T4">factura</text:span><text:span text:style-name="T3">&gt; para &lt;poder cobrar</text:span><text:span text:style-name="T4">la</text:span><text:span text:style-name="T3">&gt;</text:span></text:p>
      <text:p text:style-name="P1">Reglas de negocio: - </text:p>
      <text:p text:style-name="P1">Criterios de aceptación:</text:p>
      <text:list text:style-name="L1">
        <text:list-item>
          <text:p text:style-name="P8">Escenario1: <text:span text:style-name="T1">recupero de datos exitoso</text:span></text:p>
          <text:list>
            <text:list-item>
              <text:p text:style-name="P9">Dado <text:span text:style-name="T2"><text:s/></text:span><text:span text:style-name="T3">un empleado “juancho talarga”, ingresa un código “4548” valido para el pago virtual de una boleta </text:span></text:p>
            </text:list-item>
            <text:list-item>
              <text:p text:style-name="P9">Cuando <text:s/><text:span text:style-name="T3">un empleado ingresa el código “4548” en el sistema</text:span></text:p>
            </text:list-item>
            <text:list-item>
              <text:p text:style-name="P8">Entonces <text:span text:style-name="T3">el sistema se conecta con el servidor de pagos y recupera los datos de la boleta (empresa que emitió la boleta, nro de cliente, 1ra y 2da fecha de vencimiento, recargo y monto original).</text:span></text:p>
            </text:list-item>
          </text:list>
        </text:list-item>
        <text:list-item>
          <text:p text:style-name="P9">Escenario<text:span text:style-name="T1">2</text:span>: <text:span text:style-name="T1">recupero de datos fallido, código no encontrado</text:span></text:p>
          <text:list>
            <text:list-item>
              <text:p text:style-name="P9">Dado <text:span text:style-name="T2"><text:s/></text:span><text:span text:style-name="T3">un empleado “juancho talarga”, ingresa un código “11111” no valido para el pago virtual de una boleta </text:span></text:p>
            </text:list-item>
            <text:list-item>
              <text:p text:style-name="P9">Cuando <text:s/><text:span text:style-name="T3">un empleado ingresa el código “11111” en el sistema</text:span></text:p>
            </text:list-item>
            <text:list-item>
              <text:p text:style-name="P9"><text:span text:style-name="T1">Entonces</text:span><text:span text:style-name="T3"> el sistema se conecta con el servidor de pagos quien informa que el código ingresado no pertenece a una boleta registrada.</text:span></text:p>
            </text:list-item>
          </text:list>
        </text:list-item>
        <text:list-item>
          <text:p text:style-name="P7"><text:span text:style-name="T10">Escenario</text:span><text:span text:style-name="T11">3</text:span><text:span text:style-name="T10">: </text:span><text:span text:style-name="T11">recupero de datos fallido, servidor fuera de linea</text:span></text:p>
          <text:list>
            <text:list-item>
              <text:p text:style-name="P9">Dado <text:span text:style-name="T2"><text:s/></text:span><text:span text:style-name="T3">un empleado “juancho talarga”, ingresa un código “4548” valido para el pago virtual de una boleta </text:span></text:p>
            </text:list-item>
            <text:list-item>
              <text:p text:style-name="P9">Cuando <text:s/><text:span text:style-name="T3">un empleado ingresa el código “4548” en el sistema</text:span></text:p>
            </text:list-item>
            <text:list-item>
              <text:p text:style-name="P9"><text:span text:style-name="T1">Entonces</text:span><text:span text:style-name="T3"> el sistema se intenta conectar con el servidor de pagos y al no poder hacerlo informa que el servidor esta fuera de linea.</text:span></text:p>
            </text:list-item>
          </text:list>
        </text:list-item>
      </text:list>
      <text:p text:style-name="P2">ID: <text:span text:style-name="T12">Verificar vencimientos</text:span></text:p>
      <text:p text:style-name="P2">Titulo: <text:span text:style-name="T12">como &lt;Empleado&gt; quiero &lt;verificar vencimientos&gt; para &lt;poder calcular el monto a cobrar&gt; </text:span></text:p>
      <text:p text:style-name="P2">Reglas de negocio: <text:span text:style-name="T12">si se venció el 2do vencimiento de la boleta, no se puede cobrar.</text:span></text:p>
      <text:p text:style-name="P2">criterios de aceptación:</text:p>
      <text:list text:style-name="L2">
        <text:list-item>
          <text:p text:style-name="P10">Escenario 1: <text:span text:style-name="T12">calculo de monto exitoso, monto original</text:span></text:p>
          <text:list>
            <text:list-item>
              <text:p text:style-name="P10">Dado <text:span text:style-name="T4">una boleta cuyo código de pago electrónico “4548” que es valido y el empleado “juancho talarga” ingresa el código en la web. Siendo el día 10-10-23</text:span></text:p>
            </text:list-item>
            <text:list-item>
              <text:p text:style-name="P10">Cuando <text:span text:style-name="T4">El empleado ingresa el monto “4548”</text:span></text:p>
            </text:list-item>
            <text:list-item>
              <text:p text:style-name="P10">Entonces <text:span text:style-name="T4">el sistema informa: - empresa “claro”, nro cliente “777-8852”, 1er vencimiento <text:s/>“11-10-23”, 2do vencimiento “25-10-23”, recargo $50 y monto original $100.- <text:s/>e informa “Total a pagar $100”.</text:span></text:p>
            </text:list-item>
          </text:list>
        </text:list-item>
        <text:list-item>
          <text:p text:style-name="P11">Escenario <text:span text:style-name="T12">2</text:span>: <text:span text:style-name="T12">calculo de monto monto con recargo (1er vencimiento)</text:span></text:p>
          <text:list>
            <text:list-item>
              <text:p text:style-name="P11">Dado <text:span text:style-name="T4">una boleta cuyo código de pago electrónico “4548” que es valido y el empleado “juancho talarga” ingresa el código en la web. Siendo el día 16-10-23</text:span></text:p>
            </text:list-item>
            <text:list-item>
              <text:p text:style-name="P11">Cuando <text:span text:style-name="T4">El empleado ingresa el monto “4548”</text:span></text:p>
            </text:list-item>
            <text:list-item>
              <text:p text:style-name="P11"><text:span text:style-name="T12">Entonces</text:span><text:span text:style-name="T4"> el sistema informa: - empresa “claro”, nro cliente “777-8852”, 1er vencimiento <text:s/>“11-10-23”, 2do vencimiento “25-10-23”, recargo $50 y monto original $100.- <text:s/>e informa “Total a pagar $150”</text:span></text:p>
            </text:list-item>
          </text:list>
        </text:list-item>
        <text:list-item>
          <text:p text:style-name="P11">Escenario <text:span text:style-name="T12">2</text:span>: <text:span text:style-name="T12">calculo de monto monto fallido (2do vencimiento)</text:span></text:p>
          <text:list>
            <text:list-item>
              <text:p text:style-name="P11">Dado <text:span text:style-name="T4">una boleta cuyo código de pago electrónico “4548” que es valido y el empleado “juancho talarga” ingresa el código en la web. Siendo el día 1-11-23</text:span></text:p>
            </text:list-item>
            <text:list-item>
              <text:p text:style-name="P11">Cuando <text:span text:style-name="T4">El empleado ingresa el monto “4548”</text:span></text:p>
            </text:list-item>
            <text:list-item>
              <text:p text:style-name="P11"><text:span text:style-name="T12">Entonces</text:span><text:span text:style-name="T4"> el sistema informa: - empresa “claro”, nro cliente “777-8852”, 1er vencimiento <text:s/>“11-10-23”, 2do vencimiento “25-10-23”, recargo $50 y monto original $100.- <text:s/>e informa “Esta factura no se puede pagar ya que se venció el 2do vencimiento”.</text:span></text:p>
            </text:list-item>
          </text:list>
        </text:list-item>
      </text:list>
      <text:p text:style-name="P3"><text:soft-page-break/>ID: <text:span text:style-name="T2">recuperar datos de pagos diarios</text:span></text:p>
      <text:p text:style-name="P3">Titulo: <text:span text:style-name="T2">como &lt;Gerente&gt; quiero &lt;recuperar datos de pagos de clientes&gt; para &lt;cumplir con mi trabajo&gt;.</text:span></text:p>
      <text:p text:style-name="P3">Reglas de negocio: </text:p>
      <text:p text:style-name="P3">Criterios de aceptación:</text:p>
      <text:list xml:id="list1040326271" text:style-name="L3">
        <text:list-item>
          <text:p text:style-name="P12">Escenario 1: <text:span text:style-name="T2">Recuperación de pagos exitoso</text:span></text:p>
          <text:list>
            <text:list-item>
              <text:p text:style-name="P12">Dado <text:span text:style-name="T2">un Gerente “Coco telindo”que tiene la clave maestra válida “123456”</text:span></text:p>
            </text:list-item>
            <text:list-item>
              <text:p text:style-name="P12">Cuando <text:span text:style-name="T2">un gerente ingresa la clave maestra “123456” y presiona “recuperar datos de cobro”</text:span></text:p>
            </text:list-item>
            <text:list-item>
              <text:p text:style-name="P12">Entonces <text:span text:style-name="T2">el sistema retorna la información de cobros del día.</text:span></text:p>
            </text:list-item>
          </text:list>
        </text:list-item>
        <text:list-item>
          <text:p text:style-name="P12">Escenario 2: <text:span text:style-name="T2">Recuperación de pagos fallido, </text:span><text:span text:style-name="T6">clave maestra no valida</text:span></text:p>
          <text:list>
            <text:list-item>
              <text:p text:style-name="P12">Dado <text:span text:style-name="T2">un Gerente “Coco telindo”que tiene la clave maestra no valida “123456”</text:span></text:p>
            </text:list-item>
            <text:list-item>
              <text:p text:style-name="P12">Cuando <text:span text:style-name="T2">un gerente ingresa la clave maestra “123456” y presiona “recuperar datos de cobro”</text:span></text:p>
            </text:list-item>
            <text:list-item>
              <text:p text:style-name="P12">Entonces <text:span text:style-name="T2">el sistema informa que la clave no es válida.</text:span></text:p>
            </text:list-item>
          </text:list>
        </text:list-item>
      </text:list>
      <text:p text:style-name="P3"/>
      <text:p text:style-name="P3">ID: <text:span text:style-name="T2">Registrar pagos de clientes en central de cobros</text:span></text:p>
      <text:p text:style-name="P3">Titulo: <text:span text:style-name="T2">como &lt;Gerente&gt; quiero &lt;registrar pagos de clientes&gt; para &lt;cumplir con mi trabajo&gt;.</text:span></text:p>
      <text:p text:style-name="P3">Reglas de negocio: <text:span text:style-name="T13">no se admite duplicación de datos de registro de pagos.</text:span></text:p>
      <text:p text:style-name="P3">Criterios de aceptación:</text:p>
      <text:list xml:id="list144122956602905" text:continue-numbering="true" text:style-name="L3">
        <text:list-item>
          <text:p text:style-name="P12">Escenario 1: R<text:span text:style-name="T2">egistro de pago exitoso</text:span></text:p>
          <text:list>
            <text:list-item>
              <text:p text:style-name="P12">Dado <text:span text:style-name="T2">un Gerente “Coco telindo” que posee un listado de pagos de clientes conseguido en la historia anterior <text:s/>(recuperar datos de pagos diarios).</text:span></text:p>
            </text:list-item>
            <text:list-item>
              <text:p text:style-name="P12">Cuando <text:span text:style-name="T2">un gerente ingresa el listado de cobros <text:s/>en la central de cobros. </text:span></text:p>
            </text:list-item>
            <text:list-item>
              <text:p text:style-name="P12">Entonces<text:span text:style-name="T2"> el sistema informa que el registro fue exitoso.</text:span></text:p>
            </text:list-item>
          </text:list>
        </text:list-item>
        <text:list-item>
          <text:p text:style-name="P12">Escenario 2: <text:span text:style-name="T2">Registro de pago fallido, registro de cobros ya estaban cargados (duplicación de información).</text:span></text:p>
          <text:list>
            <text:list-item>
              <text:p text:style-name="P12">Dado <text:span text:style-name="T2">un Gerente “Coco telindo” que posee un listado de pagos de clientes conseguido en la historia anterior (recuperar datos de pagos diarios), previamente cargado en la central de cobros.</text:span></text:p>
            </text:list-item>
            <text:list-item>
              <text:p text:style-name="P12">Cuando <text:span text:style-name="T2">un gerente ingresa el listado de cobros <text:s/>en la central de cobros. </text:span></text:p>
            </text:list-item>
            <text:list-item>
              <text:p text:style-name="P12">Entonces<text:span text:style-name="T2"> el sistema informa que el registro ya fue cargado anteriormente y cancela la operación.</text:span></text:p>
            </text:list-item>
          </text:list>
        </text:list-item>
        <text:list-item>
          <text:p text:style-name="P12">Escenario 3: <text:span text:style-name="T2">Registro de pago fallido, central de cobros fuera de linea</text:span></text:p>
          <text:list>
            <text:list-item>
              <text:p text:style-name="P12">Dado <text:span text:style-name="T2">un Gerente “Coco telindo” que posee un listado de pagos de clientes conseguido en la historia anterior (recuperar datos de pagos diarios)</text:span></text:p>
            </text:list-item>
            <text:list-item>
              <text:p text:style-name="P12">Cuando <text:span text:style-name="T2">un gerente quiere ingresar el listado de cobros <text:s/>en la central de cobros. </text:span></text:p>
            </text:list-item>
            <text:list-item>
              <text:p text:style-name="P17"><text:span text:style-name="T9">Entonces</text:span><text:span text:style-name="T4"> el sistema intenta conectarse con la central y al no poder hacerlo, informa que la tarea no puede ser realizada.</text:span></text:p>
              <text:p text:style-name="P17"/>
            </text:list-item>
          </text:list>
        </text:list-item>
      </text:list>
      <text:p text:style-name="P3">ID: <text:span text:style-name="T5">Ver estadísticas de impuestos y servicios cobrados</text:span></text:p>
      <text:p text:style-name="P3">Titulo: <text:span text:style-name="T5">como &lt;Gerente&gt; quiero &lt;Ver estadísticas &gt; para &lt;Realizar mis tareas&gt;</text:span></text:p>
      <text:p text:style-name="P3">Reglas de negocio: </text:p>
      <text:p text:style-name="P3">Criterios de aceptaci<text:span text:style-name="T13">ó</text:span>n:</text:p>
      <text:list xml:id="list525285595" text:style-name="L4">
        <text:list-item>
          <text:p text:style-name="P13">Escenario1: <text:span text:style-name="T13">Ver estadísticas exitoso</text:span></text:p>
          <text:list>
            <text:list-item>
              <text:p text:style-name="P13">Dado <text:span text:style-name="T5">un gerente “David bisbal” que ingresa la clave maestra “123456”, válida, <text:s/>y el rango de fechas <text:s/>“1/05/23 a 1/07/23” </text:span></text:p>
            </text:list-item>
            <text:list-item>
              <text:p text:style-name="P14">Cuando <text:span text:style-name="T5">un gerente ingresa la clave maestra “123456” el rango de fechas “1/05/23 a 1/07/23” <text:s/>y presiona el botón “Ver estadísticas”</text:span></text:p>
            </text:list-item>
            <text:list-item>
              <text:p text:style-name="P13">Entonces <text:span text:style-name="T5">el sistema muestra montos, y cantidad de cobros realizados, agrupados por nombre de empresa.</text:span></text:p>
            </text:list-item>
          </text:list>
        </text:list-item>
        <text:list-item>
          <text:p text:style-name="P14">Escenario1: <text:span text:style-name="T13">Ver estadísticas fallido, clave maestra no valida</text:span></text:p>
          <text:list>
            <text:list-item>
              <text:p text:style-name="P14"><text:soft-page-break/>Dado <text:span text:style-name="T5">un gerente “David bisbal” que ingresa la clave maestra “111111”, no válida</text:span></text:p>
            </text:list-item>
            <text:list-item>
              <text:p text:style-name="P14">Cuando <text:span text:style-name="T5">un gerente ingresa la clave maestra “111111”</text:span></text:p>
            </text:list-item>
            <text:list-item>
              <text:p text:style-name="P14"><text:span text:style-name="T13">Entonces</text:span><text:span text:style-name="T5"> el sistema informa que la clave ingresada no es correcta.</text:span></text:p>
            </text:list-item>
          </text:list>
        </text:list-item>
      </text:list>
      <text:p text:style-name="P4"/>
      <text:list xml:id="list144123787660380" text:continue-numbering="true" text:style-name="L4">
        <text:list-item>
          <text:p text:style-name="P14">Escenario<text:span text:style-name="T13">3</text:span>: <text:span text:style-name="T13">Ver estadísticas, periodo ingresado no valido </text:span></text:p>
          <text:list>
            <text:list-item>
              <text:p text:style-name="P14">Dado <text:span text:style-name="T5">un gerente “David bisbal” que ingresa la clave maestra “123456”, válida, <text:s/>y el rango de fechas <text:s/>“1/05/2099 a 1/07/2099” </text:span></text:p>
            </text:list-item>
            <text:list-item>
              <text:p text:style-name="P14">Cuando <text:span text:style-name="T5">un gerente ingresa la clave maestra “123456” el rango de fechas “1/05/2099 a 1/07/2099” <text:s/>y presiona el botón “Ver estadísticas”</text:span></text:p>
            </text:list-item>
          </text:list>
        </text:list-item>
        <text:list-item>
          <text:p text:style-name="P14"><text:span text:style-name="T13">Entonces</text:span><text:span text:style-name="T5"> el sistema informa que no hay datos registrados para la fecha ingresada.</text:span></text:p>
        </text:list-item>
      </text:list>
      <text:p text:style-name="P18"><text:s/></text:p>
      <text:p text:style-name="P5">ID: <text:span text:style-name="T2">Conectarse a central de cobros</text:span></text:p>
      <text:p text:style-name="P5">Titulo: <text:span text:style-name="T2">como &lt;gerente&gt; quiero &lt;conectarme a la central de cobros&gt; para &lt;ingresar los pagos del día&gt;</text:span></text:p>
      <text:p text:style-name="P5">Reglas de negocio: -</text:p>
      <text:p text:style-name="P5">Criterios de aceptación: </text:p>
      <text:list text:style-name="L5">
        <text:list-item>
          <text:p text:style-name="P15">Escenario 1: Conectar a la central de cobro Exitoso</text:p>
          <text:list>
            <text:list-item>
              <text:p text:style-name="P15">Dado <text:span text:style-name="T2">un gerente “juancho talarga” que introduce su clave maestra “123465”, valida.</text:span></text:p>
            </text:list-item>
            <text:list-item>
              <text:p text:style-name="P15">Cuando <text:span text:style-name="T2"><text:s/>un gerente ingresa la clave maestra “123465”</text:span></text:p>
            </text:list-item>
            <text:list-item>
              <text:p text:style-name="P15">Entonces <text:span text:style-name="T2">el sistema enviá un token “111122” único y valido, a la central de cobro quien valida que es un usuario registrado y retorna el requerimiento indicado para continuar con la tarea.</text:span></text:p>
            </text:list-item>
          </text:list>
        </text:list-item>
        <text:list-item>
          <text:p text:style-name="P15">Escenario 2: Conectar a la central de cobro fallido, token no valido</text:p>
          <text:list>
            <text:list-item>
              <text:p text:style-name="P15">Dado <text:span text:style-name="T2">un gerente “juancho talarga” que introduce su clave maestra “123465”, valida.</text:span></text:p>
            </text:list-item>
            <text:list-item>
              <text:p text:style-name="P15">Cuando <text:span text:style-name="T2"><text:s/>un gerente ingresa la clave maestra “123465”</text:span></text:p>
            </text:list-item>
            <text:list-item>
              <text:p text:style-name="P15">Entonces<text:span text:style-name="T2"> el sistema enviá un token “xxxxxx” a la central de cobro quien no reconoce el token de un sistema registrado. Informando que no se puede conectar el sistema.</text:span></text:p>
            </text:list-item>
          </text:list>
        </text:list-item>
        <text:list-item>
          <text:p text:style-name="P16">Escenario <text:span text:style-name="T14">3</text:span>: Conectar a la central de cobro fallido, <text:span text:style-name="T14">servidor offline</text:span></text:p>
          <text:list>
            <text:list-item>
              <text:p text:style-name="P16">Dado <text:span text:style-name="T2">un gerente “juancho talarga” que introduce su clave maestra “123465”, valida.</text:span></text:p>
            </text:list-item>
            <text:list-item>
              <text:p text:style-name="P16">Cuando <text:span text:style-name="T2"><text:s/>un gerente ingresa la clave maestra “123465”</text:span></text:p>
            </text:list-item>
            <text:list-item>
              <text:p text:style-name="P16"><text:span text:style-name="T2">Entonces el sistema enviá un token “</text:span><text:span text:style-name="T7">111122</text:span><text:span text:style-name="T2">” </text:span><text:span text:style-name="T7">único y valido,</text:span><text:span text:style-name="T2"> a la central de cobro quien </text:span><text:span text:style-name="T7">no puede validar el token por falta de conexión, entonces informa que no pudo realizar</text:span><text:span text:style-name="T8">c</text:span><text:span text:style-name="T7">e la tarea</text:span><text:span text:style-name="T2">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5T11:11:54.423736985</meta:creation-date>
    <dc:date>2023-10-16T14:41:22.676000000</dc:date>
    <meta:editing-duration>PT6H49M3S</meta:editing-duration>
    <meta:editing-cycles>9</meta:editing-cycles>
    <meta:generator>LibreOffice/7.5.2.2$Windows_X86_64 LibreOffice_project/53bb9681a964705cf672590721dbc85eb4d0c3a2</meta:generator>
    <meta:document-statistic meta:table-count="0" meta:image-count="0" meta:object-count="0" meta:page-count="3" meta:paragraph-count="95" meta:word-count="1286" meta:character-count="7674" meta:non-whitespace-character-count="6509"/>
  </office:meta>
</office:document-meta>
</file>